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uthless Wreckin TWO" svg:font-family="'Ruthless Wreckin TWO'" style:font-pitch="variable"/>
    <style:font-face style:name="Walt Disney Script" svg:font-family="'Walt Disney Scrip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uthless Wreckin TWO" fo:font-size="96pt" officeooo:rsid="0000b266" officeooo:paragraph-rsid="0000b266" style:font-size-asian="84pt" style:font-size-complex="96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Ruthless Wreckin TWO" fo:font-size="96pt" officeooo:rsid="0000b266" officeooo:paragraph-rsid="0000b266" style:font-size-asian="84pt" style:font-size-complex="9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2">2</text:p>
      <text:p text:style-name="P2">3</text:p>
      <text:p text:style-name="P2">4</text:p>
      <text:p text:style-name="P2">5</text:p>
      <text:p text:style-name="P2">6</text:p>
      <text:p text:style-name="P2">7</text:p>
      <text:p text:style-name="P2">8</text:p>
      <text:p text:style-name="P2">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uthless Wreckin TWO" svg:font-family="'Ruthless Wreckin TWO'" style:font-pitch="variable"/>
    <style:font-face style:name="Walt Disney Script" svg:font-family="'Walt Disney Scrip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Linux_X86_64 LibreOffice_project/10$Build-1</meta:generator>
    <dc:date>2019-01-25T15:14:33.050975628</dc:date>
    <meta:editing-duration>PT4M17S</meta:editing-duration>
    <meta:editing-cycles>2</meta:editing-cycles>
    <meta:print-date>2019-01-25T15:14:30.153229493</meta:print-date>
    <meta:document-statistic meta:table-count="0" meta:image-count="0" meta:object-count="0" meta:page-count="9" meta:paragraph-count="9" meta:word-count="9" meta:character-count="9" meta:non-whitespace-character-count="9"/>
  </office:meta>
</office:document-meta>
</file>